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55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2.011cm"/>
    </style:style>
    <style:style style:name="co4" style:family="table-column">
      <style:table-column-properties fo:break-before="auto" style:column-width="3.069cm"/>
    </style:style>
    <style:style style:name="co5" style:family="table-column">
      <style:table-column-properties fo:break-before="auto" style:column-width="2.566cm"/>
    </style:style>
    <style:style style:name="co6" style:family="table-column">
      <style:table-column-properties fo:break-before="auto" style:column-width="4.18cm"/>
    </style:style>
    <style:style style:name="co7" style:family="table-column">
      <style:table-column-properties fo:break-before="auto" style:column-width="2.91cm"/>
    </style:style>
    <style:style style:name="co8" style:family="table-column">
      <style:table-column-properties fo:break-before="auto" style:column-width="2.461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1.296cm" fo:break-before="auto" style:use-optimal-row-height="false"/>
    </style:style>
    <style:style style:name="ro3" style:family="table-row">
      <style:table-row-properties style:row-height="11.748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 style:data-style-name="N0">
      <style:table-cell-properties fo:background-color="#d9d9d9"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2f2f2" fo:border="0.06pt solid #000000"/>
    </style:style>
    <style:style style:name="ce5" style:family="table-cell" style:parent-style-name="Default" style:data-style-name="N0">
      <style:table-cell-properties fo:border-bottom="0.06pt solid #000000" fo:background-color="#d9d9d9" fo:border-left="0.06pt solid #000000" fo:border-right="none" fo:border-top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0.06pt solid #000000" fo:background-color="#f2f2f2" fo:border-left="0.06pt solid #000000" fo:border-right="none" fo:border-top="0.06pt solid #000000"/>
    </style:style>
    <style:style style:name="ce7" style:family="table-cell" style:parent-style-name="Default" style:data-style-name="N108">
      <style:table-cell-properties fo:border-bottom="0.06pt solid #000000" fo:background-color="#f2f2f2" fo:border-left="0.06pt solid #000000" fo:border-right="none" fo:border-top="0.06pt solid #000000"/>
    </style:style>
    <style:style style:name="ce8" style:family="table-cell" style:parent-style-name="Default" style:data-style-name="N0">
      <style:table-cell-properties fo:border-bottom="0.06pt solid #000000" fo:background-color="#d9d9d9" fo:border-left="2.01pt solid #000000" fo:border-right="0.06pt solid #000000" fo:border-top="2.01pt solid #000000"/>
      <style:text-properties fo:font-weight="bold" style:font-weight-asian="bold" style:font-weight-complex="bold"/>
    </style:style>
    <style:style style:name="ce9" style:family="table-cell" style:parent-style-name="Default" style:data-style-name="N1">
      <style:table-cell-properties fo:border-bottom="0.06pt solid #000000" fo:background-color="#f2f2f2" style:text-align-source="fix" style:repeat-content="false" fo:border-left="2.01pt solid #000000" fo:border-right="0.06pt solid #000000" fo:border-top="0.06pt solid #000000" style:vertical-align="automatic"/>
      <style:paragraph-properties fo:text-align="center"/>
    </style:style>
    <style:style style:name="ce10" style:family="table-cell" style:parent-style-name="Default" style:data-style-name="N1">
      <style:table-cell-properties fo:border-bottom="2.01pt solid #000000" fo:background-color="#f2f2f2" style:text-align-source="fix" style:repeat-content="false" fo:border-left="2.01pt solid #000000" fo:border-right="0.06pt solid #000000" fo:border-top="0.06pt solid #000000" style:vertical-align="automatic"/>
      <style:paragraph-properties fo:text-align="center"/>
    </style:style>
    <style:style style:name="ce11" style:family="table-cell" style:parent-style-name="Default" style:data-style-name="N0">
      <style:table-cell-properties fo:border-bottom="0.06pt solid #000000" fo:background-color="#d9d9d9" fo:border-left="0.06pt solid #000000" fo:border-right="2.01pt solid #000000" fo:border-top="2.01pt solid #000000"/>
      <style:text-properties fo:font-weight="bold" style:font-weight-asian="bold" style:font-weight-complex="bold"/>
    </style:style>
    <style:style style:name="ce12" style:family="table-cell" style:parent-style-name="Default" style:data-style-name="N1">
      <style:table-cell-properties fo:border-bottom="0.06pt solid #000000" fo:background-color="#f2f2f2" style:text-align-source="fix" style:repeat-content="false" fo:border-left="0.06pt solid #000000" fo:border-right="2.01pt solid #000000" fo:border-top="0.06pt solid #000000" style:vertical-align="automatic"/>
      <style:paragraph-properties fo:text-align="center"/>
    </style:style>
    <style:style style:name="ce13" style:family="table-cell" style:parent-style-name="Default" style:data-style-name="N1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/>
    </style:style>
    <style:style style:name="ce14" style:family="table-cell" style:parent-style-name="Default" style:data-style-name="N1">
      <style:table-cell-properties fo:border-bottom="2.01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/>
    </style:style>
    <style:style style:name="ce15" style:family="table-cell" style:parent-style-name="Default" style:data-style-name="N1">
      <style:table-cell-properties fo:border-bottom="0.06pt solid #000000" fo:background-color="#ffffff" style:text-align-source="fix" style:repeat-content="false" fo:border-left="2.01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1">
      <style:table-cell-properties fo:border-bottom="0.06pt solid #000000" fo:background-color="#c5d9f1" style:text-align-source="fix" style:repeat-content="false" fo:border-left="2.01pt solid #000000" fo:border-right="0.06pt solid #000000" fo:border-top="0.06pt solid #000000" style:vertical-align="automatic"/>
      <style:paragraph-properties fo:text-align="center"/>
    </style:style>
    <style:style style:name="ce17" style:family="table-cell" style:parent-style-name="Default" style:data-style-name="N1">
      <style:table-cell-properties fo:border-bottom="2.01pt solid #000000" fo:background-color="#c5d9f1" style:text-align-source="fix" style:repeat-content="false" fo:border-left="2.01pt solid #000000" fo:border-right="0.06pt solid #000000" fo:border-top="0.06pt solid #000000" style:vertical-align="automatic"/>
      <style:paragraph-properties fo:text-align="center"/>
    </style:style>
    <style:style style:name="ce18" style:family="table-cell" style:parent-style-name="Default" style:data-style-name="N1">
      <style:table-cell-properties fo:border-bottom="0.06pt solid #000000" fo:background-color="#f2dcdb" style:text-align-source="fix" style:repeat-content="false" fo:border-left="0.06pt solid #000000" fo:border-right="2.01pt solid #000000" fo:border-top="0.06pt solid #000000" style:vertical-align="automatic"/>
      <style:paragraph-properties fo:text-align="center"/>
    </style:style>
    <style:style style:name="ce19" style:family="table-cell" style:parent-style-name="Default" style:data-style-name="N0">
      <style:table-cell-properties fo:border-bottom="0.06pt solid #000000" fo:background-color="#f2f2f2" style:text-align-source="fix" style:repeat-content="false" fo:border-left="2.01pt solid #000000" fo:border-right="0.06pt solid #000000" fo:border-top="0.06pt solid #000000" style:vertical-align="automatic"/>
      <style:paragraph-properties fo:text-align="center"/>
    </style:style>
    <style:style style:name="ce20" style:family="table-cell" style:parent-style-name="Default" style:data-style-name="N2">
      <style:table-cell-properties fo:border-bottom="0.06pt solid #000000" fo:background-color="#f2f2f2" style:text-align-source="fix" style:repeat-content="false" fo:border-left="2.01pt solid #000000" fo:border-right="0.06pt solid #000000" fo:border-top="0.06pt solid #000000" style:vertical-align="automatic"/>
      <style:paragraph-properties fo:text-align="center"/>
    </style:style>
    <style:style style:name="ce21" style:family="table-cell" style:parent-style-name="Default" style:data-style-name="N2">
      <style:table-cell-properties fo:border-bottom="2.01pt solid #000000" fo:background-color="#f2f2f2" style:text-align-source="fix" style:repeat-content="false" fo:border-left="2.01pt solid #000000" fo:border-right="0.06pt solid #000000" fo:border-top="0.06pt solid #000000" style:vertical-align="automatic"/>
      <style:paragraph-properties fo:text-align="center"/>
    </style:style>
    <style:style style:name="ce22" style:family="table-cell" style:parent-style-name="Default" style:data-style-name="N0">
      <style:table-cell-properties fo:border-bottom="0.06pt solid #000000" fo:background-color="#f2f2f2" style:text-align-source="fix" style:repeat-content="false" fo:border-left="0.06pt solid #000000" fo:border-right="2.01pt solid #000000" fo:border-top="0.06pt solid #000000" style:vertical-align="automatic"/>
      <style:paragraph-properties fo:text-align="center"/>
    </style:style>
    <style:style style:name="ce23" style:family="table-cell" style:parent-style-name="Default" style:data-style-name="N2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/>
    </style:style>
    <style:style style:name="ce24" style:family="table-cell" style:parent-style-name="Default" style:data-style-name="N2">
      <style:table-cell-properties fo:border-bottom="2.01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/>
    </style:style>
    <style:style style:name="ce25" style:family="table-cell" style:parent-style-name="Default" style:data-style-name="N0">
      <style:table-cell-properties fo:border-bottom="0.06pt solid #000000" fo:background-color="#ffffff" style:text-align-source="fix" style:repeat-content="false" fo:border-left="2.01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2">
      <style:table-cell-properties fo:border-bottom="0.06pt solid #000000" fo:background-color="#c5d9f1" style:text-align-source="fix" style:repeat-content="false" fo:border-left="2.01pt solid #000000" fo:border-right="0.06pt solid #000000" fo:border-top="0.06pt solid #000000" style:vertical-align="automatic"/>
      <style:paragraph-properties fo:text-align="center"/>
    </style:style>
    <style:style style:name="ce27" style:family="table-cell" style:parent-style-name="Default" style:data-style-name="N2">
      <style:table-cell-properties fo:border-bottom="2.01pt solid #000000" fo:background-color="#c5d9f1" style:text-align-source="fix" style:repeat-content="false" fo:border-left="2.01pt solid #000000" fo:border-right="0.06pt solid #000000" fo:border-top="0.06pt solid #000000" style:vertical-align="automatic"/>
      <style:paragraph-properties fo:text-align="center"/>
    </style:style>
    <style:style style:name="ce28" style:family="table-cell" style:parent-style-name="Default" style:data-style-name="N0">
      <style:table-cell-properties fo:border-bottom="0.06pt solid #000000" fo:background-color="#f2dcdb" style:text-align-source="fix" style:repeat-content="false" fo:border-left="0.06pt solid #000000" fo:border-right="2.01pt solid #000000" fo:border-top="0.06pt solid #000000" style:vertical-align="automatic"/>
      <style:paragraph-properties fo:text-align="center"/>
    </style:style>
    <style:style style:name="ce29" style:family="table-cell" style:parent-style-name="Default" style:data-style-name="N0">
      <style:table-cell-properties fo:border-bottom="2.01pt solid #000000" fo:background-color="#f2dcdb" style:text-align-source="fix" style:repeat-content="false" fo:border-left="0.06pt solid #000000" fo:border-right="2.01pt solid #000000" fo:border-top="0.06pt solid #000000" style:vertical-align="automatic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Sprint_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1017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table:number-columns-spanned="8" table:number-rows-spanned="1">
            <text:p>Sprint 2 - 29 oct au 11 nov 2012</text:p>
          </table:table-cell>
          <table:covered-table-cell table:number-columns-repeated="7"/>
          <table:table-cell table:number-columns-repeated="1015"/>
        </table:table-row>
        <table:table-row table:style-name="ro3">
          <table:table-cell/>
          <table:table-cell>
            <draw:frame table:end-cell-address="Sprint_2.I3" table:end-x="0.715cm" table:end-y="11.351cm" draw:z-index="0" draw:name="Graphique 1" draw:style-name="gr1" svg:width="18.786cm" svg:height="11.166cm" svg:x="0.054cm" svg:y="0.186cm">
              <draw:object draw:notify-on-update-of-ranges="Sprint_2.F4:Sprint_2.F4 Sprint_2.F5:Sprint_2.F19 Sprint_2.G4:Sprint_2.G4 Sprint_2.G5:Sprint_2.G1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Jour</text:p>
          </table:table-cell>
          <table:table-cell table:style-name="ce5" office:value-type="string">
            <text:p>Date</text:p>
          </table:table-cell>
          <table:table-cell table:style-name="ce8" office:value-type="string">
            <text:p>Pointage Planifié</text:p>
          </table:table-cell>
          <table:table-cell table:style-name="ce11" office:value-type="string">
            <text:p>Pointage fait</text:p>
          </table:table-cell>
          <table:table-cell table:style-name="ce8" office:value-type="string">
            <text:p>Pointage planifié</text:p>
          </table:table-cell>
          <table:table-cell table:style-name="ce11" office:value-type="string">
            <text:p>Pointage à fair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0">
            <text:p>0</text:p>
          </table:table-cell>
          <table:table-cell table:style-name="ce6"/>
          <table:table-cell table:style-name="ce9"/>
          <table:table-cell table:style-name="ce12"/>
          <table:table-cell table:style-name="ce15" table:formula="of:=SUM([.D6:.D19])" office:value-type="float" office:value="200">
            <text:p>200</text:p>
          </table:table-cell>
          <table:table-cell table:style-name="ce18" table:formula="of:=[.F5]" office:value-type="float" office:value="200">
            <text:p>2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">
            <text:p>1</text:p>
          </table:table-cell>
          <table:table-cell table:style-name="ce7" office:value-type="date" office:date-value="2012-10-29">
            <text:p>29-oct.-12</text:p>
          </table:table-cell>
          <table:table-cell table:style-name="ce9" office:value-type="float" office:value="15">
            <text:p>15</text:p>
          </table:table-cell>
          <table:table-cell table:style-name="ce13" office:value-type="float" office:value="15">
            <text:p>15</text:p>
          </table:table-cell>
          <table:table-cell table:style-name="ce16" table:formula="of:=[.F5]-[.D6]" office:value-type="float" office:value="185">
            <text:p>185</text:p>
          </table:table-cell>
          <table:table-cell table:style-name="ce18" table:formula="of:=IF([.E6]&lt;&gt;&quot;&quot;;[.G5]-[.E6];&quot;&quot;)" office:value-type="float" office:value="185">
            <text:p>185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2">
            <text:p>2</text:p>
          </table:table-cell>
          <table:table-cell table:style-name="ce7" office:value-type="date" office:date-value="2012-10-30">
            <text:p>30-oct.-12</text:p>
          </table:table-cell>
          <table:table-cell table:style-name="ce9" office:value-type="float" office:value="15">
            <text:p>15</text:p>
          </table:table-cell>
          <table:table-cell table:style-name="ce13" office:value-type="float" office:value="5">
            <text:p>5</text:p>
          </table:table-cell>
          <table:table-cell table:style-name="ce16" table:formula="of:=[.F6]-[.D7]" office:value-type="float" office:value="170">
            <text:p>170</text:p>
          </table:table-cell>
          <table:table-cell table:style-name="ce18" table:formula="of:=IF([.E7]&lt;&gt;&quot;&quot;;[.G6]-[.E7];&quot;&quot;)" office:value-type="float" office:value="180">
            <text:p>18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3">
            <text:p>3</text:p>
          </table:table-cell>
          <table:table-cell table:style-name="ce7" office:value-type="date" office:date-value="2012-10-31">
            <text:p>31-oct.-12</text:p>
          </table:table-cell>
          <table:table-cell table:style-name="ce9" office:value-type="float" office:value="25">
            <text:p>25</text:p>
          </table:table-cell>
          <table:table-cell table:style-name="ce13" office:value-type="float" office:value="0">
            <text:p>0</text:p>
          </table:table-cell>
          <table:table-cell table:style-name="ce16" table:formula="of:=[.F7]-[.D8]" office:value-type="float" office:value="145">
            <text:p>145</text:p>
          </table:table-cell>
          <table:table-cell table:style-name="ce18" table:formula="of:=IF([.E8]&lt;&gt;&quot;&quot;;[.G7]-[.E8];&quot;&quot;)" office:value-type="float" office:value="180">
            <text:p>18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4">
            <text:p>4</text:p>
          </table:table-cell>
          <table:table-cell table:style-name="ce7" office:value-type="date" office:date-value="2012-11-01">
            <text:p>01-nov.-12</text:p>
          </table:table-cell>
          <table:table-cell table:style-name="ce9" office:value-type="float" office:value="0">
            <text:p>0</text:p>
          </table:table-cell>
          <table:table-cell table:style-name="ce13" office:value-type="float" office:value="10">
            <text:p>10</text:p>
          </table:table-cell>
          <table:table-cell table:style-name="ce16" table:formula="of:=[.F8]-[.D9]" office:value-type="float" office:value="145">
            <text:p>145</text:p>
          </table:table-cell>
          <table:table-cell table:style-name="ce18" table:formula="of:=IF([.E9]&lt;&gt;&quot;&quot;;[.G8]-[.E9];&quot;&quot;)" office:value-type="float" office:value="170">
            <text:p>17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5">
            <text:p>5</text:p>
          </table:table-cell>
          <table:table-cell table:style-name="ce7" office:value-type="date" office:date-value="2012-11-02">
            <text:p>02-nov.-12</text:p>
          </table:table-cell>
          <table:table-cell table:style-name="ce9" office:value-type="float" office:value="65">
            <text:p>65</text:p>
          </table:table-cell>
          <table:table-cell table:style-name="ce13" office:value-type="float" office:value="30">
            <text:p>30</text:p>
          </table:table-cell>
          <table:table-cell table:style-name="ce16" table:formula="of:=[.F9]-[.D10]" office:value-type="float" office:value="80">
            <text:p>80</text:p>
          </table:table-cell>
          <table:table-cell table:style-name="ce18" table:formula="of:=IF([.E10]&lt;&gt;&quot;&quot;;[.G9]-[.E10];&quot;&quot;)" office:value-type="float" office:value="140">
            <text:p>14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6">
            <text:p>6</text:p>
          </table:table-cell>
          <table:table-cell table:style-name="ce7" office:value-type="date" office:date-value="2012-11-03">
            <text:p>03-nov.-12</text:p>
          </table:table-cell>
          <table:table-cell table:style-name="ce9" office:value-type="float" office:value="0">
            <text:p>0</text:p>
          </table:table-cell>
          <table:table-cell table:style-name="ce13"/>
          <table:table-cell table:style-name="ce16" table:formula="of:=[.F10]-[.D11]" office:value-type="float" office:value="80">
            <text:p>80</text:p>
          </table:table-cell>
          <table:table-cell table:style-name="ce18" table:formula="of:=IF([.E11]&lt;&gt;&quot;&quot;;[.G10]-[.E11];&quot;&quot;)">
            <text:p/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7">
            <text:p>7</text:p>
          </table:table-cell>
          <table:table-cell table:style-name="ce7" office:value-type="date" office:date-value="2012-11-04">
            <text:p>04-nov.-12</text:p>
          </table:table-cell>
          <table:table-cell table:style-name="ce9" office:value-type="float" office:value="0">
            <text:p>0</text:p>
          </table:table-cell>
          <table:table-cell table:style-name="ce13"/>
          <table:table-cell table:style-name="ce16" table:formula="of:=[.F11]-[.D12]" office:value-type="float" office:value="80">
            <text:p>80</text:p>
          </table:table-cell>
          <table:table-cell table:style-name="ce18" table:formula="of:=IF([.E12]&lt;&gt;&quot;&quot;;[.G11]-[.E12];&quot;&quot;)">
            <text:p/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8">
            <text:p>8</text:p>
          </table:table-cell>
          <table:table-cell table:style-name="ce7" office:value-type="date" office:date-value="2012-11-05">
            <text:p>05-nov.-12</text:p>
          </table:table-cell>
          <table:table-cell table:style-name="ce9" office:value-type="float" office:value="5">
            <text:p>5</text:p>
          </table:table-cell>
          <table:table-cell table:style-name="ce13"/>
          <table:table-cell table:style-name="ce16" table:formula="of:=[.F12]-[.D13]" office:value-type="float" office:value="75">
            <text:p>75</text:p>
          </table:table-cell>
          <table:table-cell table:style-name="ce18" table:formula="of:=IF([.E13]&lt;&gt;&quot;&quot;;[.G12]-[.E13];&quot;&quot;)">
            <text:p/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9">
            <text:p>9</text:p>
          </table:table-cell>
          <table:table-cell table:style-name="ce7" office:value-type="date" office:date-value="2012-11-06">
            <text:p>06-nov.-12</text:p>
          </table:table-cell>
          <table:table-cell table:style-name="ce9" office:value-type="float" office:value="0">
            <text:p>0</text:p>
          </table:table-cell>
          <table:table-cell table:style-name="ce13"/>
          <table:table-cell table:style-name="ce16" table:formula="of:=[.F13]-[.D14]" office:value-type="float" office:value="75">
            <text:p>75</text:p>
          </table:table-cell>
          <table:table-cell table:style-name="ce18" table:formula="of:=IF([.E14]&lt;&gt;&quot;&quot;;[.G13]-[.E14];&quot;&quot;)">
            <text:p/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0">
            <text:p>10</text:p>
          </table:table-cell>
          <table:table-cell table:style-name="ce7" office:value-type="date" office:date-value="2012-11-07">
            <text:p>07-nov.-12</text:p>
          </table:table-cell>
          <table:table-cell table:style-name="ce9" office:value-type="float" office:value="0">
            <text:p>0</text:p>
          </table:table-cell>
          <table:table-cell table:style-name="ce13"/>
          <table:table-cell table:style-name="ce16" table:formula="of:=[.F14]-[.D15]" office:value-type="float" office:value="75">
            <text:p>75</text:p>
          </table:table-cell>
          <table:table-cell table:style-name="ce18" table:formula="of:=IF([.E15]&lt;&gt;&quot;&quot;;[.G14]-[.E15];&quot;&quot;)">
            <text:p/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">
            <text:p>11</text:p>
          </table:table-cell>
          <table:table-cell table:style-name="ce7" office:value-type="date" office:date-value="2012-11-08">
            <text:p>08-nov.-12</text:p>
          </table:table-cell>
          <table:table-cell table:style-name="ce9" office:value-type="float" office:value="40">
            <text:p>40</text:p>
          </table:table-cell>
          <table:table-cell table:style-name="ce13"/>
          <table:table-cell table:style-name="ce16" table:formula="of:=[.F15]-[.D16]" office:value-type="float" office:value="35">
            <text:p>35</text:p>
          </table:table-cell>
          <table:table-cell table:style-name="ce18" table:formula="of:=IF([.E16]&lt;&gt;&quot;&quot;;[.G15]-[.E16];&quot;&quot;)">
            <text:p/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">
            <text:p>12</text:p>
          </table:table-cell>
          <table:table-cell table:style-name="ce7" office:value-type="date" office:date-value="2012-11-09">
            <text:p>09-nov.-12</text:p>
          </table:table-cell>
          <table:table-cell table:style-name="ce9" office:value-type="float" office:value="20">
            <text:p>20</text:p>
          </table:table-cell>
          <table:table-cell table:style-name="ce13"/>
          <table:table-cell table:style-name="ce16" table:formula="of:=[.F16]-[.D17]" office:value-type="float" office:value="15">
            <text:p>15</text:p>
          </table:table-cell>
          <table:table-cell table:style-name="ce18" table:formula="of:=IF([.E17]&lt;&gt;&quot;&quot;;[.G16]-[.E17];&quot;&quot;)">
            <text:p/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3">
            <text:p>13</text:p>
          </table:table-cell>
          <table:table-cell table:style-name="ce7" office:value-type="date" office:date-value="2012-11-10">
            <text:p>10-nov.-12</text:p>
          </table:table-cell>
          <table:table-cell table:style-name="ce9" office:value-type="float" office:value="0">
            <text:p>0</text:p>
          </table:table-cell>
          <table:table-cell table:style-name="ce13"/>
          <table:table-cell table:style-name="ce16" table:formula="of:=[.F17]-[.D18]" office:value-type="float" office:value="15">
            <text:p>15</text:p>
          </table:table-cell>
          <table:table-cell table:style-name="ce18" table:formula="of:=IF([.E18]&lt;&gt;&quot;&quot;;[.G17]-[.E18];&quot;&quot;)">
            <text:p/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">
            <text:p>14</text:p>
          </table:table-cell>
          <table:table-cell table:style-name="ce7" office:value-type="date" office:date-value="2012-11-11">
            <text:p>11-nov.-12</text:p>
          </table:table-cell>
          <table:table-cell table:style-name="ce10" office:value-type="float" office:value="15">
            <text:p>15</text:p>
          </table:table-cell>
          <table:table-cell table:style-name="ce14"/>
          <table:table-cell table:style-name="ce17" table:formula="of:=[.F18]-[.D19]" office:value-type="float" office:value="0">
            <text:p>0</text:p>
          </table:table-cell>
          <table:table-cell table:style-name="ce18" office:value-type="string">
            <text:p>en dire plus sur quelles tâches sont complétées et lesquelles ne l'ont pas été</text:p>
          </table:table-cell>
          <table:table-cell table:number-columns-repeated="1017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_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8" table:default-cell-style-name="ce1"/>
        <table:table-column table:style-name="co2" table:number-columns-repeated="1017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table:number-columns-spanned="8" table:number-rows-spanned="1">
            <text:p>Sprint 1 - 15 oct au 28 oct 2012</text:p>
          </table:table-cell>
          <table:covered-table-cell table:number-columns-repeated="7"/>
          <table:table-cell table:number-columns-repeated="1015"/>
        </table:table-row>
        <table:table-row table:style-name="ro3">
          <table:table-cell/>
          <table:table-cell>
            <draw:frame table:end-cell-address="Sprint_1.I3" table:end-x="1.482cm" table:end-y="11.351cm" draw:z-index="0" draw:name="Graphique 1" draw:style-name="gr1" svg:width="18.785cm" svg:height="11.166cm" svg:x="0.054cm" svg:y="0.186cm">
              <draw:object draw:notify-on-update-of-ranges="Sprint_1.F4:Sprint_1.F4 Sprint_1.F5:Sprint_1.F19 Sprint_1.G4:Sprint_1.G4 Sprint_1.G5:Sprint_1.G1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Jour</text:p>
          </table:table-cell>
          <table:table-cell table:style-name="ce5" office:value-type="string">
            <text:p>Date</text:p>
          </table:table-cell>
          <table:table-cell table:style-name="ce8" office:value-type="string">
            <text:p>Heures planifiées</text:p>
          </table:table-cell>
          <table:table-cell table:style-name="ce11" office:value-type="string">
            <text:p>Heures faites</text:p>
          </table:table-cell>
          <table:table-cell table:style-name="ce8" office:value-type="string">
            <text:p>Heures à faire (planifié)</text:p>
          </table:table-cell>
          <table:table-cell table:style-name="ce11" office:value-type="string">
            <text:p>Heures à fair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0">
            <text:p>0</text:p>
          </table:table-cell>
          <table:table-cell table:style-name="ce6"/>
          <table:table-cell table:style-name="ce19"/>
          <table:table-cell table:style-name="ce22"/>
          <table:table-cell table:style-name="ce25" office:value-type="float" office:value="58">
            <text:p>58</text:p>
          </table:table-cell>
          <table:table-cell table:style-name="ce28" table:formula="of:=[.F5]" office:value-type="float" office:value="58">
            <text:p>58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">
            <text:p>1</text:p>
          </table:table-cell>
          <table:table-cell table:style-name="ce7" office:value-type="date" office:date-value="2012-10-15">
            <text:p>15-oct.-12</text:p>
          </table:table-cell>
          <table:table-cell table:style-name="ce20" table:formula="of:=([.F5]/14)*[.B6]" office:value-type="float" office:value="4.14285714285714">
            <text:p>4,14</text:p>
          </table:table-cell>
          <table:table-cell table:style-name="ce23" office:value-type="float" office:value="12.75">
            <text:p>12,75</text:p>
          </table:table-cell>
          <table:table-cell table:style-name="ce26" table:formula="of:=[.F5]-[.D6]" office:value-type="float" office:value="53.8571428571429">
            <text:p>53,86</text:p>
          </table:table-cell>
          <table:table-cell table:style-name="ce28" table:formula="of:=IF([.E6]&lt;&gt;&quot;&quot;;[.G5]-[.E6];&quot;&quot;)" office:value-type="float" office:value="45.25">
            <text:p>45,25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2">
            <text:p>2</text:p>
          </table:table-cell>
          <table:table-cell table:style-name="ce7" office:value-type="date" office:date-value="2012-10-16">
            <text:p>16-oct.-12</text:p>
          </table:table-cell>
          <table:table-cell table:style-name="ce20" table:formula="of:=[.D6]" office:value-type="float" office:value="4.14285714285714">
            <text:p>4,14</text:p>
          </table:table-cell>
          <table:table-cell table:style-name="ce23" office:value-type="float" office:value="2">
            <text:p>2,00</text:p>
          </table:table-cell>
          <table:table-cell table:style-name="ce26" table:formula="of:=[.F6]-[.D7]" office:value-type="float" office:value="49.7142857142857">
            <text:p>49,71</text:p>
          </table:table-cell>
          <table:table-cell table:style-name="ce28" table:formula="of:=IF([.E7]&lt;&gt;&quot;&quot;;[.G6]-[.E7];&quot;&quot;)" office:value-type="float" office:value="43.25">
            <text:p>43,25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3">
            <text:p>3</text:p>
          </table:table-cell>
          <table:table-cell table:style-name="ce7" office:value-type="date" office:date-value="2012-10-17">
            <text:p>17-oct.-12</text:p>
          </table:table-cell>
          <table:table-cell table:style-name="ce20" table:formula="of:=[.D7]" office:value-type="float" office:value="4.14285714285714">
            <text:p>4,14</text:p>
          </table:table-cell>
          <table:table-cell table:style-name="ce23" office:value-type="float" office:value="2.75">
            <text:p>2,75</text:p>
          </table:table-cell>
          <table:table-cell table:style-name="ce26" table:formula="of:=[.F7]-[.D8]" office:value-type="float" office:value="45.5714285714286">
            <text:p>45,57</text:p>
          </table:table-cell>
          <table:table-cell table:style-name="ce28" table:formula="of:=IF([.E8]&lt;&gt;&quot;&quot;;[.G7]-[.E8];&quot;&quot;)" office:value-type="float" office:value="40.5">
            <text:p>40,5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4">
            <text:p>4</text:p>
          </table:table-cell>
          <table:table-cell table:style-name="ce7" office:value-type="date" office:date-value="2012-10-18">
            <text:p>18-oct.-12</text:p>
          </table:table-cell>
          <table:table-cell table:style-name="ce20" table:formula="of:=[.D8]" office:value-type="float" office:value="4.14285714285714">
            <text:p>4,14</text:p>
          </table:table-cell>
          <table:table-cell table:style-name="ce23" office:value-type="float" office:value="0">
            <text:p>0,00</text:p>
          </table:table-cell>
          <table:table-cell table:style-name="ce26" table:formula="of:=[.F8]-[.D9]" office:value-type="float" office:value="41.4285714285714">
            <text:p>41,43</text:p>
          </table:table-cell>
          <table:table-cell table:style-name="ce28" table:formula="of:=IF([.E9]&lt;&gt;&quot;&quot;;[.G8]-[.E9];&quot;&quot;)" office:value-type="float" office:value="40.5">
            <text:p>40,5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5">
            <text:p>5</text:p>
          </table:table-cell>
          <table:table-cell table:style-name="ce7" office:value-type="date" office:date-value="2012-10-19">
            <text:p>19-oct.-12</text:p>
          </table:table-cell>
          <table:table-cell table:style-name="ce20" table:formula="of:=[.D9]" office:value-type="float" office:value="4.14285714285714">
            <text:p>4,14</text:p>
          </table:table-cell>
          <table:table-cell table:style-name="ce23" office:value-type="float" office:value="4.25">
            <text:p>4,25</text:p>
          </table:table-cell>
          <table:table-cell table:style-name="ce26" table:formula="of:=[.F9]-[.D10]" office:value-type="float" office:value="37.2857142857143">
            <text:p>37,29</text:p>
          </table:table-cell>
          <table:table-cell table:style-name="ce28" table:formula="of:=IF([.E10]&lt;&gt;&quot;&quot;;[.G9]-[.E10];&quot;&quot;)" office:value-type="float" office:value="36.25">
            <text:p>36,25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6">
            <text:p>6</text:p>
          </table:table-cell>
          <table:table-cell table:style-name="ce7" office:value-type="date" office:date-value="2012-10-20">
            <text:p>20-oct.-12</text:p>
          </table:table-cell>
          <table:table-cell table:style-name="ce20" table:formula="of:=[.D10]" office:value-type="float" office:value="4.14285714285714">
            <text:p>4,14</text:p>
          </table:table-cell>
          <table:table-cell table:style-name="ce23" office:value-type="float" office:value="1">
            <text:p>1,00</text:p>
          </table:table-cell>
          <table:table-cell table:style-name="ce26" table:formula="of:=[.F10]-[.D11]" office:value-type="float" office:value="33.1428571428571">
            <text:p>33,14</text:p>
          </table:table-cell>
          <table:table-cell table:style-name="ce28" table:formula="of:=IF([.E11]&lt;&gt;&quot;&quot;;[.G10]-[.E11];&quot;&quot;)" office:value-type="float" office:value="35.25">
            <text:p>35,25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7">
            <text:p>7</text:p>
          </table:table-cell>
          <table:table-cell table:style-name="ce7" office:value-type="date" office:date-value="2012-10-21">
            <text:p>21-oct.-12</text:p>
          </table:table-cell>
          <table:table-cell table:style-name="ce20" table:formula="of:=[.D11]" office:value-type="float" office:value="4.14285714285714">
            <text:p>4,14</text:p>
          </table:table-cell>
          <table:table-cell table:style-name="ce23" office:value-type="float" office:value="3">
            <text:p>3,00</text:p>
          </table:table-cell>
          <table:table-cell table:style-name="ce26" table:formula="of:=[.F11]-[.D12]" office:value-type="float" office:value="29">
            <text:p>29,00</text:p>
          </table:table-cell>
          <table:table-cell table:style-name="ce28" table:formula="of:=IF([.E12]&lt;&gt;&quot;&quot;;[.G11]-[.E12];&quot;&quot;)" office:value-type="float" office:value="32.25">
            <text:p>32,25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8">
            <text:p>8</text:p>
          </table:table-cell>
          <table:table-cell table:style-name="ce7" office:value-type="date" office:date-value="2012-10-22">
            <text:p>22-oct.-12</text:p>
          </table:table-cell>
          <table:table-cell table:style-name="ce20" table:formula="of:=[.D12]" office:value-type="float" office:value="4.14285714285714">
            <text:p>4,14</text:p>
          </table:table-cell>
          <table:table-cell table:style-name="ce23" office:value-type="float" office:value="10.75">
            <text:p>10,75</text:p>
          </table:table-cell>
          <table:table-cell table:style-name="ce26" table:formula="of:=[.F12]-[.D13]" office:value-type="float" office:value="24.8571428571428">
            <text:p>24,86</text:p>
          </table:table-cell>
          <table:table-cell table:style-name="ce28" table:formula="of:=IF([.E13]&lt;&gt;&quot;&quot;;[.G12]-[.E13];&quot;&quot;)" office:value-type="float" office:value="21.5">
            <text:p>21,5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9">
            <text:p>9</text:p>
          </table:table-cell>
          <table:table-cell table:style-name="ce7" office:value-type="date" office:date-value="2012-10-23">
            <text:p>23-oct.-12</text:p>
          </table:table-cell>
          <table:table-cell table:style-name="ce20" table:formula="of:=[.D13]" office:value-type="float" office:value="4.14285714285714">
            <text:p>4,14</text:p>
          </table:table-cell>
          <table:table-cell table:style-name="ce23" office:value-type="float" office:value="3.5">
            <text:p>3,50</text:p>
          </table:table-cell>
          <table:table-cell table:style-name="ce26" table:formula="of:=[.F13]-[.D14]" office:value-type="float" office:value="20.7142857142857">
            <text:p>20,71</text:p>
          </table:table-cell>
          <table:table-cell table:style-name="ce28" table:formula="of:=IF([.E14]&lt;&gt;&quot;&quot;;[.G13]-[.E14];&quot;&quot;)" office:value-type="float" office:value="18">
            <text:p>18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0">
            <text:p>10</text:p>
          </table:table-cell>
          <table:table-cell table:style-name="ce7" office:value-type="date" office:date-value="2012-10-24">
            <text:p>24-oct.-12</text:p>
          </table:table-cell>
          <table:table-cell table:style-name="ce20" table:formula="of:=[.D14]" office:value-type="float" office:value="4.14285714285714">
            <text:p>4,14</text:p>
          </table:table-cell>
          <table:table-cell table:style-name="ce23" office:value-type="float" office:value="2">
            <text:p>2,00</text:p>
          </table:table-cell>
          <table:table-cell table:style-name="ce26" table:formula="of:=[.F14]-[.D15]" office:value-type="float" office:value="16.5714285714286">
            <text:p>16,57</text:p>
          </table:table-cell>
          <table:table-cell table:style-name="ce28" table:formula="of:=IF([.E15]&lt;&gt;&quot;&quot;;[.G14]-[.E15];&quot;&quot;)" office:value-type="float" office:value="16">
            <text:p>16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">
            <text:p>11</text:p>
          </table:table-cell>
          <table:table-cell table:style-name="ce7" office:value-type="date" office:date-value="2012-10-25">
            <text:p>25-oct.-12</text:p>
          </table:table-cell>
          <table:table-cell table:style-name="ce20" table:formula="of:=[.D15]" office:value-type="float" office:value="4.14285714285714">
            <text:p>4,14</text:p>
          </table:table-cell>
          <table:table-cell table:style-name="ce23" office:value-type="float" office:value="1.25">
            <text:p>1,25</text:p>
          </table:table-cell>
          <table:table-cell table:style-name="ce26" table:formula="of:=[.F15]-[.D16]" office:value-type="float" office:value="12.4285714285714">
            <text:p>12,43</text:p>
          </table:table-cell>
          <table:table-cell table:style-name="ce28" table:formula="of:=IF([.E16]&lt;&gt;&quot;&quot;;[.G15]-[.E16];&quot;&quot;)" office:value-type="float" office:value="14.75">
            <text:p>14,75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">
            <text:p>12</text:p>
          </table:table-cell>
          <table:table-cell table:style-name="ce7" office:value-type="date" office:date-value="2012-10-26">
            <text:p>26-oct.-12</text:p>
          </table:table-cell>
          <table:table-cell table:style-name="ce20" table:formula="of:=[.D16]" office:value-type="float" office:value="4.14285714285714">
            <text:p>4,14</text:p>
          </table:table-cell>
          <table:table-cell table:style-name="ce23" office:value-type="float" office:value="2">
            <text:p>2,00</text:p>
          </table:table-cell>
          <table:table-cell table:style-name="ce26" table:formula="of:=[.F16]-[.D17]" office:value-type="float" office:value="8.28571428571427">
            <text:p>8,29</text:p>
          </table:table-cell>
          <table:table-cell table:style-name="ce28" table:formula="of:=IF([.E17]&lt;&gt;&quot;&quot;;[.G16]-[.E17];&quot;&quot;)" office:value-type="float" office:value="12.75">
            <text:p>12,75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3">
            <text:p>13</text:p>
          </table:table-cell>
          <table:table-cell table:style-name="ce7" office:value-type="date" office:date-value="2012-10-27">
            <text:p>27-oct.-12</text:p>
          </table:table-cell>
          <table:table-cell table:style-name="ce20" table:formula="of:=[.D17]" office:value-type="float" office:value="4.14285714285714">
            <text:p>4,14</text:p>
          </table:table-cell>
          <table:table-cell table:style-name="ce23" office:value-type="float" office:value="4.5">
            <text:p>4,50</text:p>
          </table:table-cell>
          <table:table-cell table:style-name="ce26" table:formula="of:=[.F17]-[.D18]" office:value-type="float" office:value="4.14285714285713">
            <text:p>4,14</text:p>
          </table:table-cell>
          <table:table-cell table:style-name="ce28" table:formula="of:=IF([.E18]&lt;&gt;&quot;&quot;;[.G17]-[.E18];&quot;&quot;)" office:value-type="float" office:value="8.25">
            <text:p>8,25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">
            <text:p>14</text:p>
          </table:table-cell>
          <table:table-cell table:style-name="ce7" office:value-type="date" office:date-value="2012-10-28">
            <text:p>28-oct.-12</text:p>
          </table:table-cell>
          <table:table-cell table:style-name="ce21" table:formula="of:=[.D18]" office:value-type="float" office:value="4.14285714285714">
            <text:p>4,14</text:p>
          </table:table-cell>
          <table:table-cell table:style-name="ce24" office:value-type="float" office:value="4.5">
            <text:p>4,50</text:p>
          </table:table-cell>
          <table:table-cell table:style-name="ce27" table:formula="of:=[.F18]-[.D19]" office:value-type="float" office:value="-0.0000000000000159872115546023">
            <text:p>0,00</text:p>
          </table:table-cell>
          <table:table-cell table:style-name="ce29" table:formula="of:=IF([.E19]&lt;&gt;&quot;&quot;;[.G18]-[.E19];&quot;&quot;)" office:value-type="float" office:value="3.75">
            <text:p>3,75</text:p>
          </table:table-cell>
          <table:table-cell table:number-columns-repeated="1017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A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CA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4P0"/>
    </number:currency-style>
    <number:date-style style:name="N108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5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MacOSX_x86 LibreOffice_project/e0fbe70-dcba98b-297ab39-994e618-0f858f0</meta:generator>
    <meta:initial-creator>Alexandre</meta:initial-creator>
    <dc:creator>Robert Dupuis</dc:creator>
    <meta:creation-date>2006-09-16T00:00:00Z</meta:creation-date>
    <dc:date>2012-11-05T18:47:42</dc:date>
    <meta:editing-duration>P0D</meta:editing-duration>
    <meta:editing-cycles>1</meta:editing-cycles>
    <meta:document-statistic meta:table-count="2" meta:cell-count="18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68686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/>
      <style:graphic-properties svg:stroke-width="0.026cm" svg:stroke-color="#4f81bd" draw:fill-color="#ffffff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868686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.0000801086426pt" fo:language="en" fo:country="US" fo:font-weight="bold" style:font-size-asian="10.0000801086426pt" style:font-weight-asian="bold" style:font-size-complex="10.0000801086426pt" style:font-weight-complex="bold"/>
    </style:style>
    <style:style style:name="ch6" style:family="chart" style:data-style-name="N1">
      <style:chart-properties chart:display-label="true" chart:logarithmic="false" chart:minimum="0" chart:origin="0" chart:gap-width="150" chart:reverse-direction="false" text:line-break="false" chart:link-data-style-to-source="false" chart:axis-position="start"/>
      <style:graphic-properties svg:stroke-width="0.026cm" svg:stroke-color="#868686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10.0000801086426pt" fo:language="en" fo:country="US" fo:font-weight="bold" style:font-size-asian="10.0000801086426pt" style:font-weight-asian="bold" style:font-size-complex="10.0000801086426pt" style:font-weight-complex="bold"/>
    </style:style>
    <style:style style:name="ch8" style:family="chart">
      <style:graphic-properties svg:stroke-width="0.026cm" svg:stroke-color="#868686"/>
    </style:style>
    <style:style style:name="ch9" style:family="chart" style:data-style-name="N1">
      <style:chart-properties chart:symbol-type="none"/>
      <style:graphic-properties svg:stroke-width="0.079cm" svg:stroke-color="#17375e" draw:fill="none" draw:fill-color="#17375e"/>
      <style:text-properties fo:font-size="10pt" style:font-size-asian="10pt" style:font-size-complex="10pt"/>
    </style:style>
    <style:style style:name="ch10" style:family="chart" style:data-style-name="N1">
      <style:chart-properties chart:symbol-type="none"/>
      <style:graphic-properties svg:stroke-width="0.079cm" svg:stroke-color="#ff0000" draw:fill="none" draw:fill-color="#ff0000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4f81bd"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8.785cm" svg:height="11.165cm" xlink:href=".." xlink:type="simple" chart:class="chart:line" chart:style-name="ch1">
        <chart:legend chart:legend-position="end" svg:x="14.832cm" svg:y="5.038cm" style:legend-expansion="high" chart:style-name="ch2"/>
        <chart:plot-area chart:style-name="ch3" table:cell-range-address="Sprint_2.F4:Sprint_2.G19" chart:data-source-has-labels="row" svg:x="1.431cm" svg:y="1.027cm" svg:width="12.651cm" svg:height="8.889cm">
          <chartooo:coordinate-region svg:x="2.282cm" svg:y="1.224cm" svg:width="11.603cm" svg:height="8.049cm"/>
          <chart:axis chart:dimension="x" chart:name="primary-x" chart:style-name="ch4">
            <chart:title svg:x="7.311cm" svg:y="10.14cm" chart:style-name="ch5">
              <text:p>Jour</text:p>
            </chart:title>
          </chart:axis>
          <chart:axis chart:dimension="y" chart:name="primary-y" chart:style-name="ch6">
            <chart:title svg:x="0.451cm" svg:y="6.136cm" chart:style-name="ch7">
              <text:p>Heures</text:p>
            </chart:title>
            <chart:grid chart:style-name="ch8" chart:class="major"/>
          </chart:axis>
          <chart:series chart:style-name="ch9" chart:values-cell-range-address="Sprint_2.F5:Sprint_2.F19" chart:label-cell-address="Sprint_2.F4:Sprint_2.F4" chart:class="chart:line">
            <chart:data-point chart:repeated="15"/>
          </chart:series>
          <chart:series chart:style-name="ch10" chart:values-cell-range-address="Sprint_2.G5:Sprint_2.G19" chart:label-cell-address="Sprint_2.G4:Sprint_2.G4" chart:class="chart:line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intage planifié</text:p>
                <draw:g>
                  <svg:desc>Sprint_2.F4:Sprint_2.F4</svg:desc>
                </draw:g>
              </table:table-cell>
              <table:table-cell office:value-type="string">
                <text:p>Pointage à faire</text:p>
                <draw:g>
                  <svg:desc>Sprint_2.G4:Sprint_2.G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  <draw:g>
                  <svg:desc>Sprint_2.F5:Sprint_2.F19</svg:desc>
                </draw:g>
              </table:table-cell>
              <table:table-cell office:value-type="float" office:value="200">
                <text:p>200</text:p>
                <draw:g>
                  <svg:desc>Sprint_2.G5:Sprint_2.G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5">
                <text:p>18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5">
                <text:p>14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5">
                <text:p>14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">
                <text:p>8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e0fbe70-dcba98b-297ab39-994e618-0f858f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868686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/>
      <style:graphic-properties svg:stroke-width="0.026cm" svg:stroke-color="#4f81bd" draw:fill-color="#ffffff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8686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.0000801086426pt" fo:font-weight="bold" style:font-size-asian="10.0000801086426pt" style:font-weight-asian="bold" style:font-size-complex="10.0000801086426pt" style:font-weight-complex="bold"/>
    </style:style>
    <style:style style:name="ch6" style:family="chart" style:data-style-name="N0">
      <style:chart-properties chart:display-label="true" chart:logarithmic="false" chart:minimum="0" chart:origin="0" chart:gap-width="150" chart:overlap="100" chart:reverse-direction="false" text:line-break="false" chart:link-data-style-to-source="false" chart:axis-position="start"/>
      <style:graphic-properties svg:stroke-width="0.026cm" svg:stroke-color="#8686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10.0000801086426pt" fo:font-weight="bold" style:font-size-asian="10.0000801086426pt" style:font-weight-asian="bold" style:font-size-complex="10.0000801086426pt" style:font-weight-complex="bold"/>
    </style:style>
    <style:style style:name="ch8" style:family="chart">
      <style:graphic-properties svg:stroke-width="0.026cm" svg:stroke-color="#868686"/>
    </style:style>
    <style:style style:name="ch9" style:family="chart" style:data-style-name="N0">
      <style:chart-properties chart:symbol-type="none"/>
      <style:graphic-properties svg:stroke-width="0.079cm" svg:stroke-color="#17375e" draw:fill="none" draw:fill-color="#17375e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79cm" svg:stroke-color="#ff0000" draw:fill="none" draw:fill-color="#ff0000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4f81bd"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8.785cm" svg:height="11.165cm" xlink:href=".." xlink:type="simple" chart:class="chart:line" chart:style-name="ch1">
        <chart:legend chart:legend-position="end" svg:x="13.77cm" svg:y="5.038cm" style:legend-expansion="high" chart:style-name="ch2"/>
        <chart:plot-area chart:style-name="ch3" table:cell-range-address="Sprint_1.F4:Sprint_1.G19" chart:data-source-has-labels="row" svg:x="1.431cm" svg:y="1.027cm" svg:width="11.589cm" svg:height="8.889cm">
          <chartooo:coordinate-region svg:x="2.075cm" svg:y="1.224cm" svg:width="10.747cm" svg:height="8.049cm"/>
          <chart:axis chart:dimension="x" chart:name="primary-x" chart:style-name="ch4">
            <chart:title svg:x="6.78cm" svg:y="10.14cm" chart:style-name="ch5">
              <text:p>Jour</text:p>
            </chart:title>
          </chart:axis>
          <chart:axis chart:dimension="y" chart:name="primary-y" chart:style-name="ch6">
            <chart:title svg:x="0.451cm" svg:y="6.136cm" chart:style-name="ch7">
              <text:p>Heures</text:p>
            </chart:title>
            <chart:grid chart:style-name="ch8" chart:class="major"/>
          </chart:axis>
          <chart:series chart:style-name="ch9" chart:values-cell-range-address="Sprint_1.F5:Sprint_1.F19" chart:label-cell-address="Sprint_1.F4:Sprint_1.F4" chart:class="chart:line">
            <chart:data-point chart:repeated="15"/>
          </chart:series>
          <chart:series chart:style-name="ch10" chart:values-cell-range-address="Sprint_1.G5:Sprint_1.G19" chart:label-cell-address="Sprint_1.G4:Sprint_1.G4" chart:class="chart:line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ures à faire (planifié)</text:p>
                <draw:g>
                  <svg:desc>Sprint_1.F4:Sprint_1.F4</svg:desc>
                </draw:g>
              </table:table-cell>
              <table:table-cell office:value-type="string">
                <text:p>Heures à faire</text:p>
                <draw:g>
                  <svg:desc>Sprint_1.G4:Sprint_1.G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8">
                <text:p>58</text:p>
                <draw:g>
                  <svg:desc>Sprint_1.F5:Sprint_1.F19</svg:desc>
                </draw:g>
              </table:table-cell>
              <table:table-cell office:value-type="float" office:value="58">
                <text:p>58</text:p>
                <draw:g>
                  <svg:desc>Sprint_1.G5:Sprint_1.G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3.8571428571429">
                <text:p>53.8571428571429</text:p>
              </table:table-cell>
              <table:table-cell office:value-type="float" office:value="45.25">
                <text:p>45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.7142857142857">
                <text:p>49.7142857142857</text:p>
              </table:table-cell>
              <table:table-cell office:value-type="float" office:value="43.25">
                <text:p>43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.5714285714286">
                <text:p>45.5714285714286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.4285714285714">
                <text:p>41.4285714285714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.2857142857143">
                <text:p>37.2857142857143</text:p>
              </table:table-cell>
              <table:table-cell office:value-type="float" office:value="36.25">
                <text:p>36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.1428571428571">
                <text:p>33.1428571428571</text:p>
              </table:table-cell>
              <table:table-cell office:value-type="float" office:value="35.25">
                <text:p>35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">
                <text:p>29</text:p>
              </table:table-cell>
              <table:table-cell office:value-type="float" office:value="32.25">
                <text:p>32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.8571428571428">
                <text:p>24.8571428571428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.7142857142857">
                <text:p>20.714285714285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.5714285714286">
                <text:p>16.571428571428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4285714285714">
                <text:p>12.4285714285714</text:p>
              </table:table-cell>
              <table:table-cell office:value-type="float" office:value="14.75">
                <text:p>14.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28571428571427">
                <text:p>8.28571428571427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14285714285713">
                <text:p>4.14285714285713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00000000000159872115546023">
                <text:p>-0.0000000000000159872115546023</text:p>
              </table:table-cell>
              <table:table-cell office:value-type="float" office:value="3.75">
                <text:p>3.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e0fbe70-dcba98b-297ab39-994e618-0f858f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